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cpuWsd" table:style-name="ta1">
        <table:shapes>
          <draw:frame draw:z-index="0" draw:style-name="gr1" draw:text-style-name="P1" svg:width="453.51pt" svg:height="255.09pt" svg:x="251.94pt" svg:y="27.69pt">
            <loext:p draw:notify-on-update-of-ranges="data_cpuWsd.C2:data_cpuWsd.C24 data_cpuWsd.A1:data_cpuWsd.A1 data_cpuWsd.A2:data_cpuWsd.A24 data_cpuWsd.D2:data_cpuWsd.D24 data_cpuWsd.D2:data_cpuWsd.D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cpu1sd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4.22676908797688" calcext:value-type="float">
            <text:p>4.226769088</text:p>
          </table:table-cell>
          <table:table-cell office:value-type="float" office:value="0" calcext:value-type="float">
            <text:p>0</text:p>
          </table:table-cell>
          <table:table-cell table:formula="of:=[.B2]/2" office:value-type="float" office:value="2.11338454398844" calcext:value-type="float">
            <text:p>2.113384544</text:p>
          </table:table-cell>
        </table:table-row>
        <table:table-row table:style-name="ro1">
          <table:table-cell office:value-type="float" office:value="11.262962962963" calcext:value-type="float">
            <text:p>11.262962963</text:p>
          </table:table-cell>
          <table:table-cell office:value-type="float" office:value="4.73894650319182" calcext:value-type="float">
            <text:p>4.7389465032</text:p>
          </table:table-cell>
          <table:table-cell office:value-type="float" office:value="0.5" calcext:value-type="float">
            <text:p>0.5</text:p>
          </table:table-cell>
          <table:table-cell table:formula="of:=[.B3]/2" office:value-type="float" office:value="2.36947325159591" calcext:value-type="float">
            <text:p>2.3694732516</text:p>
          </table:table-cell>
        </table:table-row>
        <table:table-row table:style-name="ro1">
          <table:table-cell office:value-type="float" office:value="11.862962962963" calcext:value-type="float">
            <text:p>11.862962963</text:p>
          </table:table-cell>
          <table:table-cell office:value-type="float" office:value="5.90046596257436" calcext:value-type="float">
            <text:p>5.9004659626</text:p>
          </table:table-cell>
          <table:table-cell office:value-type="float" office:value="1" calcext:value-type="float">
            <text:p>1</text:p>
          </table:table-cell>
          <table:table-cell table:formula="of:=[.B4]/2" office:value-type="float" office:value="2.95023298128718" calcext:value-type="float">
            <text:p>2.9502329813</text:p>
          </table:table-cell>
        </table:table-row>
        <table:table-row table:style-name="ro1">
          <table:table-cell office:value-type="float" office:value="11.7518518518519" calcext:value-type="float">
            <text:p>11.7518518519</text:p>
          </table:table-cell>
          <table:table-cell office:value-type="float" office:value="5.6978990980057" calcext:value-type="float">
            <text:p>5.697899098</text:p>
          </table:table-cell>
          <table:table-cell office:value-type="float" office:value="1.5" calcext:value-type="float">
            <text:p>1.5</text:p>
          </table:table-cell>
          <table:table-cell table:formula="of:=[.B5]/2" office:value-type="float" office:value="2.84894954900285" calcext:value-type="float">
            <text:p>2.848949549</text:p>
          </table:table-cell>
        </table:table-row>
        <table:table-row table:style-name="ro1">
          <table:table-cell office:value-type="float" office:value="10.8685185185185" calcext:value-type="float">
            <text:p>10.8685185185</text:p>
          </table:table-cell>
          <table:table-cell office:value-type="float" office:value="4.61694513029799" calcext:value-type="float">
            <text:p>4.6169451303</text:p>
          </table:table-cell>
          <table:table-cell office:value-type="float" office:value="2" calcext:value-type="float">
            <text:p>2</text:p>
          </table:table-cell>
          <table:table-cell table:formula="of:=[.B6]/2" office:value-type="float" office:value="2.308472565149" calcext:value-type="float">
            <text:p>2.3084725651</text:p>
          </table:table-cell>
        </table:table-row>
        <table:table-row table:style-name="ro1">
          <table:table-cell office:value-type="float" office:value="11.4314814814815" calcext:value-type="float">
            <text:p>11.4314814815</text:p>
          </table:table-cell>
          <table:table-cell office:value-type="float" office:value="5.16906754253214" calcext:value-type="float">
            <text:p>5.1690675425</text:p>
          </table:table-cell>
          <table:table-cell office:value-type="float" office:value="2.5" calcext:value-type="float">
            <text:p>2.5</text:p>
          </table:table-cell>
          <table:table-cell table:formula="of:=[.B7]/2" office:value-type="float" office:value="2.58453377126607" calcext:value-type="float">
            <text:p>2.5845337713</text:p>
          </table:table-cell>
        </table:table-row>
        <table:table-row table:style-name="ro1">
          <table:table-cell office:value-type="float" office:value="11.8796296296296" calcext:value-type="float">
            <text:p>11.8796296296</text:p>
          </table:table-cell>
          <table:table-cell office:value-type="float" office:value="5.67506793011291" calcext:value-type="float">
            <text:p>5.6750679301</text:p>
          </table:table-cell>
          <table:table-cell office:value-type="float" office:value="3" calcext:value-type="float">
            <text:p>3</text:p>
          </table:table-cell>
          <table:table-cell table:formula="of:=[.B8]/2" office:value-type="float" office:value="2.83753396505645" calcext:value-type="float">
            <text:p>2.8375339651</text:p>
          </table:table-cell>
        </table:table-row>
        <table:table-row table:style-name="ro1">
          <table:table-cell office:value-type="float" office:value="11.9666666666667" calcext:value-type="float">
            <text:p>11.9666666667</text:p>
          </table:table-cell>
          <table:table-cell office:value-type="float" office:value="4.21688455908096" calcext:value-type="float">
            <text:p>4.2168845591</text:p>
          </table:table-cell>
          <table:table-cell office:value-type="float" office:value="3.5" calcext:value-type="float">
            <text:p>3.5</text:p>
          </table:table-cell>
          <table:table-cell table:formula="of:=[.B9]/2" office:value-type="float" office:value="2.10844227954048" calcext:value-type="float">
            <text:p>2.1084422795</text:p>
          </table:table-cell>
        </table:table-row>
        <table:table-row table:style-name="ro1">
          <table:table-cell office:value-type="float" office:value="57.1037037037037" calcext:value-type="float">
            <text:p>57.1037037037</text:p>
          </table:table-cell>
          <table:table-cell office:value-type="float" office:value="4.56914665332611" calcext:value-type="float">
            <text:p>4.5691466533</text:p>
          </table:table-cell>
          <table:table-cell office:value-type="float" office:value="4" calcext:value-type="float">
            <text:p>4</text:p>
          </table:table-cell>
          <table:table-cell table:formula="of:=[.B10]/2" office:value-type="float" office:value="2.28457332666305" calcext:value-type="float">
            <text:p>2.2845733267</text:p>
          </table:table-cell>
        </table:table-row>
        <table:table-row table:style-name="ro1">
          <table:table-cell office:value-type="float" office:value="55.9351851851852" calcext:value-type="float">
            <text:p>55.9351851852</text:p>
          </table:table-cell>
          <table:table-cell office:value-type="float" office:value="2.48308953085337" calcext:value-type="float">
            <text:p>2.4830895309</text:p>
          </table:table-cell>
          <table:table-cell office:value-type="float" office:value="4.5" calcext:value-type="float">
            <text:p>4.5</text:p>
          </table:table-cell>
          <table:table-cell table:formula="of:=[.B11]/2" office:value-type="float" office:value="1.24154476542669" calcext:value-type="float">
            <text:p>1.2415447654</text:p>
          </table:table-cell>
        </table:table-row>
        <table:table-row table:style-name="ro1">
          <table:table-cell office:value-type="float" office:value="56.6444444444444" calcext:value-type="float">
            <text:p>56.6444444444</text:p>
          </table:table-cell>
          <table:table-cell office:value-type="float" office:value="3.70224290992671" calcext:value-type="float">
            <text:p>3.7022429099</text:p>
          </table:table-cell>
          <table:table-cell office:value-type="float" office:value="5" calcext:value-type="float">
            <text:p>5</text:p>
          </table:table-cell>
          <table:table-cell table:formula="of:=[.B12]/2" office:value-type="float" office:value="1.85112145496336" calcext:value-type="float">
            <text:p>1.851121455</text:p>
          </table:table-cell>
        </table:table-row>
        <table:table-row table:style-name="ro1">
          <table:table-cell office:value-type="float" office:value="57.9685185185185" calcext:value-type="float">
            <text:p>57.9685185185</text:p>
          </table:table-cell>
          <table:table-cell office:value-type="float" office:value="3.11957677566353" calcext:value-type="float">
            <text:p>3.1195767757</text:p>
          </table:table-cell>
          <table:table-cell office:value-type="float" office:value="5.5" calcext:value-type="float">
            <text:p>5.5</text:p>
          </table:table-cell>
          <table:table-cell table:formula="of:=[.B13]/2" office:value-type="float" office:value="1.55978838783177" calcext:value-type="float">
            <text:p>1.5597883878</text:p>
          </table:table-cell>
        </table:table-row>
        <table:table-row table:style-name="ro1">
          <table:table-cell office:value-type="float" office:value="58.4222222222222" calcext:value-type="float">
            <text:p>58.4222222222</text:p>
          </table:table-cell>
          <table:table-cell office:value-type="float" office:value="4.44806209604322" calcext:value-type="float">
            <text:p>4.448062096</text:p>
          </table:table-cell>
          <table:table-cell office:value-type="float" office:value="6" calcext:value-type="float">
            <text:p>6</text:p>
          </table:table-cell>
          <table:table-cell table:formula="of:=[.B14]/2" office:value-type="float" office:value="2.22403104802161" calcext:value-type="float">
            <text:p>2.224031048</text:p>
          </table:table-cell>
        </table:table-row>
        <table:table-row table:style-name="ro1">
          <table:table-cell office:value-type="float" office:value="56.9166666666667" calcext:value-type="float">
            <text:p>56.9166666667</text:p>
          </table:table-cell>
          <table:table-cell office:value-type="float" office:value="3.75107676848621" calcext:value-type="float">
            <text:p>3.7510767685</text:p>
          </table:table-cell>
          <table:table-cell office:value-type="float" office:value="6.5" calcext:value-type="float">
            <text:p>6.5</text:p>
          </table:table-cell>
          <table:table-cell table:formula="of:=[.B15]/2" office:value-type="float" office:value="1.87553838424311" calcext:value-type="float">
            <text:p>1.87553838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0015255634475" calcext:value-type="float">
            <text:p>15.0015255634</text:p>
          </table:table-cell>
          <table:table-cell office:value-type="float" office:value="7" calcext:value-type="float">
            <text:p>7</text:p>
          </table:table-cell>
          <table:table-cell table:formula="of:=[.B16]/2" office:value-type="float" office:value="7.50076278172375" calcext:value-type="float">
            <text:p>7.5007627817</text:p>
          </table:table-cell>
        </table:table-row>
        <table:table-row table:style-name="ro1">
          <table:table-cell office:value-type="float" office:value="9.73333333333333" calcext:value-type="float">
            <text:p>9.7333333333</text:p>
          </table:table-cell>
          <table:table-cell office:value-type="float" office:value="4.44976230998742" calcext:value-type="float">
            <text:p>4.44976231</text:p>
          </table:table-cell>
          <table:table-cell office:value-type="float" office:value="7.5" calcext:value-type="float">
            <text:p>7.5</text:p>
          </table:table-cell>
          <table:table-cell table:formula="of:=[.B17]/2" office:value-type="float" office:value="2.22488115499371" calcext:value-type="float">
            <text:p>2.224881155</text:p>
          </table:table-cell>
        </table:table-row>
        <table:table-row table:style-name="ro1">
          <table:table-cell office:value-type="float" office:value="10.437037037037" calcext:value-type="float">
            <text:p>10.437037037</text:p>
          </table:table-cell>
          <table:table-cell office:value-type="float" office:value="7.07643152944217" calcext:value-type="float">
            <text:p>7.0764315294</text:p>
          </table:table-cell>
          <table:table-cell office:value-type="float" office:value="8" calcext:value-type="float">
            <text:p>8</text:p>
          </table:table-cell>
          <table:table-cell table:formula="of:=[.B18]/2" office:value-type="float" office:value="3.53821576472108" calcext:value-type="float">
            <text:p>3.5382157647</text:p>
          </table:table-cell>
        </table:table-row>
        <table:table-row table:style-name="ro1">
          <table:table-cell office:value-type="float" office:value="11.9518518518519" calcext:value-type="float">
            <text:p>11.9518518519</text:p>
          </table:table-cell>
          <table:table-cell office:value-type="float" office:value="4.81924191056981" calcext:value-type="float">
            <text:p>4.8192419106</text:p>
          </table:table-cell>
          <table:table-cell office:value-type="float" office:value="8.5" calcext:value-type="float">
            <text:p>8.5</text:p>
          </table:table-cell>
          <table:table-cell table:formula="of:=[.B19]/2" office:value-type="float" office:value="2.4096209552849" calcext:value-type="float">
            <text:p>2.4096209553</text:p>
          </table:table-cell>
        </table:table-row>
        <table:table-row table:style-name="ro1">
          <table:table-cell office:value-type="float" office:value="15.9648148148148" calcext:value-type="float">
            <text:p>15.9648148148</text:p>
          </table:table-cell>
          <table:table-cell office:value-type="float" office:value="5.61731209358134" calcext:value-type="float">
            <text:p>5.6173120936</text:p>
          </table:table-cell>
          <table:table-cell office:value-type="float" office:value="9" calcext:value-type="float">
            <text:p>9</text:p>
          </table:table-cell>
          <table:table-cell table:formula="of:=[.B20]/2" office:value-type="float" office:value="2.80865604679067" calcext:value-type="float">
            <text:p>2.8086560468</text:p>
          </table:table-cell>
        </table:table-row>
        <table:table-row table:style-name="ro1">
          <table:table-cell office:value-type="float" office:value="14.5722222222222" calcext:value-type="float">
            <text:p>14.5722222222</text:p>
          </table:table-cell>
          <table:table-cell office:value-type="float" office:value="5.17254834779303" calcext:value-type="float">
            <text:p>5.1725483478</text:p>
          </table:table-cell>
          <table:table-cell office:value-type="float" office:value="9.5" calcext:value-type="float">
            <text:p>9.5</text:p>
          </table:table-cell>
          <table:table-cell table:formula="of:=[.B21]/2" office:value-type="float" office:value="2.58627417389651" calcext:value-type="float">
            <text:p>2.5862741739</text:p>
          </table:table-cell>
        </table:table-row>
        <table:table-row table:style-name="ro1">
          <table:table-cell office:value-type="float" office:value="11.3037037037037" calcext:value-type="float">
            <text:p>11.3037037037</text:p>
          </table:table-cell>
          <table:table-cell office:value-type="float" office:value="4.9672180328384" calcext:value-type="float">
            <text:p>4.9672180328</text:p>
          </table:table-cell>
          <table:table-cell office:value-type="float" office:value="10" calcext:value-type="float">
            <text:p>10</text:p>
          </table:table-cell>
          <table:table-cell table:formula="of:=[.B22]/2" office:value-type="float" office:value="2.4836090164192" calcext:value-type="float">
            <text:p>2.4836090164</text:p>
          </table:table-cell>
        </table:table-row>
        <table:table-row table:style-name="ro1">
          <table:table-cell office:value-type="float" office:value="11.2574074074074" calcext:value-type="float">
            <text:p>11.2574074074</text:p>
          </table:table-cell>
          <table:table-cell office:value-type="float" office:value="5.17948437632149" calcext:value-type="float">
            <text:p>5.1794843763</text:p>
          </table:table-cell>
          <table:table-cell office:value-type="float" office:value="10.5" calcext:value-type="float">
            <text:p>10.5</text:p>
          </table:table-cell>
          <table:table-cell table:formula="of:=[.B23]/2" office:value-type="float" office:value="2.58974218816074" calcext:value-type="float">
            <text:p>2.5897421882</text:p>
          </table:table-cell>
        </table:table-row>
        <table:table-row table:style-name="ro1">
          <table:table-cell office:value-type="float" office:value="11.7395833333333" calcext:value-type="float">
            <text:p>11.7395833333</text:p>
          </table:table-cell>
          <table:table-cell office:value-type="float" office:value="7.20466303056971" calcext:value-type="float">
            <text:p>7.2046630306</text:p>
          </table:table-cell>
          <table:table-cell office:value-type="float" office:value="11" calcext:value-type="float">
            <text:p>11</text:p>
          </table:table-cell>
          <table:table-cell table:formula="of:=[.B24]/2" office:value-type="float" office:value="3.60233151528486" calcext:value-type="float">
            <text:p>3.60233151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21:17:50.551124383</dc:date>
    <meta:editing-duration>PT9M11S</meta:editing-duration>
    <meta:editing-cycles>2</meta:editing-cycles>
    <meta:generator>LibreOffice/5.1.6.2$Linux_X86_64 LibreOffice_project/10m0$Build-2</meta:generator>
    <meta:document-statistic meta:table-count="1" meta:cell-count="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data_cpuWsd.D2:data_cpuWsd.D24" chart:error-lower-range="data_cpuWsd.D2:data_cpuWsd.D24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error-category="cell-range" chart:error-upper-range="data_cpuWsd.D2:data_cpuWsd.D24" chart:error-lower-range="data_cpuWsd.D2:data_cpuWsd.D2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_cpuWsd.D2:data_cpuWsd.D24" chart:error-lower-range="data_cpuWsd.D2:data_cpuWsd.D24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49cm" svg:y="0.316cm" chart:style-name="ch2">
          <text:p>Consumo de CPU en Kubernetes</text:p>
        </chart:title>
        <chart:plot-area chart:style-name="ch3" table:cell-range-address="data_cpuWsd.C2:data_cpuWsd.C24 data_cpuWsd.A1:data_cpuWsd.A24" chart:data-source-has-labels="both" svg:x="1.331cm" svg:y="1.275cm" svg:width="14.349cm" svg:height="6.564cm">
          <chartooo:coordinate-region svg:x="1.952cm" svg:y="1.474cm" svg:width="13.541cm" svg:height="5.718cm"/>
          <chart:axis chart:dimension="x" chart:name="primary-x" chart:style-name="ch4" chartooo:axis-type="auto">
            <chartooo:date-scale/>
            <chart:title svg:x="6.94cm" svg:y="8.019cm" chart:style-name="ch5">
              <text:p>Tiempo en segundos</text:p>
            </chart:title>
            <chart:categories table:cell-range-address="data_cpuWsd.C2:data_cpuWsd.C24"/>
          </chart:axis>
          <chart:axis chart:dimension="y" chart:name="primary-y" chart:style-name="ch4">
            <chart:title svg:x="0.451cm" svg:y="5.924cm" chart:style-name="ch6">
              <text:p>Uso de CPU en %</text:p>
            </chart:title>
            <chart:grid chart:style-name="ch7" chart:class="major"/>
          </chart:axis>
          <chart:series chart:style-name="ch8" chart:values-cell-range-address="data_cpuWsd.A2:data_cpuWsd.A24" chart:label-cell-address="data_cpuWsd.A1:data_cpuWsd.A1" chart:class="chart:line">
            <chart:error-indicator chart:style-name="ch9" chart:dimension="y"/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data_cpuWsd.A1:data_cpuWsd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_cpuWsd.C2:data_cpuWsd.C24</svg:desc>
                </draw:g>
              </table:table-cell>
              <table:table-cell office:value-type="float" office:value="11.05">
                <text:p>11.05</text:p>
                <draw:g>
                  <svg:desc>data_cpuWsd.A2:data_cpuWsd.A24</svg:desc>
                </draw:g>
              </table:table-cell>
              <table:table-cell office:value-type="float" office:value="2.11338454398844">
                <text:p>2.11338454398844</text:p>
                <draw:g>
                  <svg:desc>data_cpuWsd.D2:data_cpuWsd.D24</svg:desc>
                </draw:g>
              </table:table-cell>
              <table:table-cell office:value-type="float" office:value="2.11338454398844">
                <text:p>2.11338454398844</text:p>
                <draw:g>
                  <svg:desc>data_cpuWsd.D2:data_cpuWsd.D24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1.262962962963">
                <text:p>11.262962962963</text:p>
              </table:table-cell>
              <table:table-cell office:value-type="float" office:value="2.36947325159591">
                <text:p>2.36947325159591</text:p>
              </table:table-cell>
              <table:table-cell office:value-type="float" office:value="2.36947325159591">
                <text:p>2.3694732515959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.862962962963">
                <text:p>11.862962962963</text:p>
              </table:table-cell>
              <table:table-cell office:value-type="float" office:value="2.95023298128718">
                <text:p>2.95023298128718</text:p>
              </table:table-cell>
              <table:table-cell office:value-type="float" office:value="2.95023298128718">
                <text:p>2.9502329812871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1.7518518518519">
                <text:p>11.7518518518519</text:p>
              </table:table-cell>
              <table:table-cell office:value-type="float" office:value="2.84894954900285">
                <text:p>2.84894954900285</text:p>
              </table:table-cell>
              <table:table-cell office:value-type="float" office:value="2.84894954900285">
                <text:p>2.848949549002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.8685185185185">
                <text:p>10.8685185185185</text:p>
              </table:table-cell>
              <table:table-cell office:value-type="float" office:value="2.308472565149">
                <text:p>2.308472565149</text:p>
              </table:table-cell>
              <table:table-cell office:value-type="float" office:value="2.308472565149">
                <text:p>2.30847256514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1.4314814814815">
                <text:p>11.4314814814815</text:p>
              </table:table-cell>
              <table:table-cell office:value-type="float" office:value="2.58453377126607">
                <text:p>2.58453377126607</text:p>
              </table:table-cell>
              <table:table-cell office:value-type="float" office:value="2.58453377126607">
                <text:p>2.584533771266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.8796296296296">
                <text:p>11.8796296296296</text:p>
              </table:table-cell>
              <table:table-cell office:value-type="float" office:value="2.83753396505645">
                <text:p>2.83753396505645</text:p>
              </table:table-cell>
              <table:table-cell office:value-type="float" office:value="2.83753396505645">
                <text:p>2.8375339650564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1.9666666666667">
                <text:p>11.9666666666667</text:p>
              </table:table-cell>
              <table:table-cell office:value-type="float" office:value="2.10844227954048">
                <text:p>2.10844227954048</text:p>
              </table:table-cell>
              <table:table-cell office:value-type="float" office:value="2.10844227954048">
                <text:p>2.108442279540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7.1037037037037">
                <text:p>57.1037037037037</text:p>
              </table:table-cell>
              <table:table-cell office:value-type="float" office:value="2.28457332666305">
                <text:p>2.28457332666305</text:p>
              </table:table-cell>
              <table:table-cell office:value-type="float" office:value="2.28457332666305">
                <text:p>2.2845733266630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55.9351851851852">
                <text:p>55.9351851851852</text:p>
              </table:table-cell>
              <table:table-cell office:value-type="float" office:value="1.24154476542669">
                <text:p>1.24154476542669</text:p>
              </table:table-cell>
              <table:table-cell office:value-type="float" office:value="1.24154476542669">
                <text:p>1.241544765426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6.6444444444444">
                <text:p>56.6444444444444</text:p>
              </table:table-cell>
              <table:table-cell office:value-type="float" office:value="1.85112145496336">
                <text:p>1.85112145496336</text:p>
              </table:table-cell>
              <table:table-cell office:value-type="float" office:value="1.85112145496336">
                <text:p>1.8511214549633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57.9685185185185">
                <text:p>57.9685185185185</text:p>
              </table:table-cell>
              <table:table-cell office:value-type="float" office:value="1.55978838783177">
                <text:p>1.55978838783177</text:p>
              </table:table-cell>
              <table:table-cell office:value-type="float" office:value="1.55978838783177">
                <text:p>1.559788387831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8.4222222222222">
                <text:p>58.4222222222222</text:p>
              </table:table-cell>
              <table:table-cell office:value-type="float" office:value="2.22403104802161">
                <text:p>2.22403104802161</text:p>
              </table:table-cell>
              <table:table-cell office:value-type="float" office:value="2.22403104802161">
                <text:p>2.22403104802161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56.9166666666667">
                <text:p>56.9166666666667</text:p>
              </table:table-cell>
              <table:table-cell office:value-type="float" office:value="1.87553838424311">
                <text:p>1.87553838424311</text:p>
              </table:table-cell>
              <table:table-cell office:value-type="float" office:value="1.87553838424311">
                <text:p>1.875538384243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7.50076278172375">
                <text:p>7.50076278172375</text:p>
              </table:table-cell>
              <table:table-cell office:value-type="float" office:value="7.50076278172375">
                <text:p>7.5007627817237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9.73333333333333">
                <text:p>9.73333333333333</text:p>
              </table:table-cell>
              <table:table-cell office:value-type="float" office:value="2.22488115499371">
                <text:p>2.22488115499371</text:p>
              </table:table-cell>
              <table:table-cell office:value-type="float" office:value="2.22488115499371">
                <text:p>2.224881154993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.437037037037">
                <text:p>10.437037037037</text:p>
              </table:table-cell>
              <table:table-cell office:value-type="float" office:value="3.53821576472108">
                <text:p>3.53821576472108</text:p>
              </table:table-cell>
              <table:table-cell office:value-type="float" office:value="3.53821576472108">
                <text:p>3.53821576472108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1.9518518518519">
                <text:p>11.9518518518519</text:p>
              </table:table-cell>
              <table:table-cell office:value-type="float" office:value="2.4096209552849">
                <text:p>2.4096209552849</text:p>
              </table:table-cell>
              <table:table-cell office:value-type="float" office:value="2.4096209552849">
                <text:p>2.40962095528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.9648148148148">
                <text:p>15.9648148148148</text:p>
              </table:table-cell>
              <table:table-cell office:value-type="float" office:value="2.80865604679067">
                <text:p>2.80865604679067</text:p>
              </table:table-cell>
              <table:table-cell office:value-type="float" office:value="2.80865604679067">
                <text:p>2.80865604679067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4.5722222222222">
                <text:p>14.5722222222222</text:p>
              </table:table-cell>
              <table:table-cell office:value-type="float" office:value="2.58627417389651">
                <text:p>2.58627417389651</text:p>
              </table:table-cell>
              <table:table-cell office:value-type="float" office:value="2.58627417389651">
                <text:p>2.586274173896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3037037037037">
                <text:p>11.3037037037037</text:p>
              </table:table-cell>
              <table:table-cell office:value-type="float" office:value="2.4836090164192">
                <text:p>2.4836090164192</text:p>
              </table:table-cell>
              <table:table-cell office:value-type="float" office:value="2.4836090164192">
                <text:p>2.483609016419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1.2574074074074">
                <text:p>11.2574074074074</text:p>
              </table:table-cell>
              <table:table-cell office:value-type="float" office:value="2.58974218816074">
                <text:p>2.58974218816074</text:p>
              </table:table-cell>
              <table:table-cell office:value-type="float" office:value="2.58974218816074">
                <text:p>2.589742188160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7395833333333">
                <text:p>11.7395833333333</text:p>
              </table:table-cell>
              <table:table-cell office:value-type="float" office:value="3.60233151528486">
                <text:p>3.60233151528486</text:p>
              </table:table-cell>
              <table:table-cell office:value-type="float" office:value="3.60233151528486">
                <text:p>3.602331515284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